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08000009301A523FAD3F4F2D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2.213cm" draw:z-index="0"><draw:image xlink:href="Pictures/1000000000000708000009301A523FAD3F4F2D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3:17:52.180000000</meta:creation-date>
    <dc:date>2022-05-04T13:18:32.772000000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2.2$Windows_x86 LibreOffice_project/37b43f919e4de5eeaca9b9755ed688758a8251fe</meta:generator>
  </office:meta>
</office:document-meta>
</file>